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14%" style:writing-mode="lr-tb"/>
    </style:style>
    <style:style style:name="P3" style:family="paragraph" style:parent-style-name="Text_20_body">
      <style:paragraph-properties fo:margin-top="0cm" fo:margin-bottom="0cm" style:contextual-spacing="false" fo:line-height="114%" style:writing-mode="lr-tb"/>
    </style:style>
    <style:style style:name="P4" style:family="paragraph" style:parent-style-name="Text_20_body">
      <style:paragraph-properties fo:margin-top="0cm" fo:margin-bottom="0cm" style:contextual-spacing="false" fo:line-height="114%" style:writing-mode="lr-tb"/>
      <style:text-properties officeooo:paragraph-rsid="015a27f9"/>
    </style:style>
    <style:style style:name="P5" style:family="paragraph" style:parent-style-name="Text_20_body">
      <style:paragraph-properties fo:margin-top="0cm" fo:margin-bottom="0cm" style:contextual-spacing="false" fo:line-height="114%" fo:text-align="justify" style:justify-single-word="false" style:writing-mode="lr-tb"/>
      <style:text-properties officeooo:paragraph-rsid="015a27f9"/>
    </style:style>
    <style:style style:name="P6" style:family="paragraph" style:parent-style-name="Text_20_body">
      <style:paragraph-properties fo:margin-top="0cm" fo:margin-bottom="0cm" style:contextual-spacing="false" fo:line-height="114%" style:writing-mode="lr-tb"/>
      <style:text-properties officeooo:paragraph-rsid="015ac10b"/>
    </style:style>
    <style:style style:name="P7" style:family="paragraph" style:parent-style-name="Text_20_body">
      <style:paragraph-properties fo:margin-top="0cm" fo:margin-bottom="0cm" style:contextual-spacing="false" fo:line-height="114%" fo:text-align="justify" style:justify-single-word="false" style:writing-mode="lr-tb"/>
      <style:text-properties style:font-name="Arial2" fo:font-size="9pt" fo:font-weight="bold" officeooo:rsid="015837a5" officeooo:paragraph-rsid="015837a5" style:font-size-asian="7.84999990463257pt" style:font-weight-asian="bold" style:font-size-complex="9pt" style:font-weight-complex="bold"/>
    </style:style>
    <style:style style:name="P8" style:family="paragraph" style:parent-style-name="Text_20_body">
      <style:paragraph-properties fo:margin-top="0cm" fo:margin-bottom="0cm" style:contextual-spacing="false" fo:line-height="114%" fo:text-align="justify" style:justify-single-word="false" style:writing-mode="lr-tb"/>
      <style:text-properties style:font-name="Arial2" fo:font-size="9pt" fo:font-weight="bold" officeooo:rsid="015837a5" officeooo:paragraph-rsid="015ac10b" style:font-size-asian="7.84999990463257pt" style:font-weight-asian="bold" style:font-size-complex="9pt" style:font-weight-complex="bold"/>
    </style:style>
    <style:style style:name="P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officeooo:paragraph-rsid="0158fba6" style:text-blinking="false" fo:background-color="transparent"/>
    </style:style>
    <style:style style:name="P1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officeooo:paragraph-rsid="015a27f9" style:text-blinking="false" fo:background-color="transparent"/>
    </style:style>
    <style:style style:name="P1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9pt" fo:font-style="normal" style:text-underline-style="none" fo:font-weight="normal" officeooo:paragraph-rsid="015ac10b" style:text-blinking="false" fo:background-color="transparent"/>
    </style:style>
    <style:style style:name="P1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font-name="Arial2" fo:font-size="9pt" fo:font-style="normal" style:text-underline-style="none" fo:font-weight="bold" officeooo:rsid="0158fba6" officeooo:paragraph-rsid="015ac10b" style:text-blinking="false" fo:background-color="transparent" style:font-size-asian="7.84999990463257pt" style:font-weight-asian="bold" style:font-size-complex="9pt" style:font-weight-complex="bold"/>
    </style:style>
    <style:style style:name="P14" style:family="paragraph" style:parent-style-name="Text_20_body">
      <style:text-properties officeooo:paragraph-rsid="0150a0e2"/>
    </style:style>
    <style:style style:name="T1" style:family="text">
      <style:text-properties fo:font-weight="normal" style:font-weight-asian="normal" style:font-weight-complex="normal"/>
    </style:style>
    <style:style style:name="T2" style:family="text">
      <style:text-properties fo:font-variant="normal" fo:text-transform="none" fo:color="#000000" style:text-line-through-style="none" style:font-name="Arial1" fo:font-size="9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font-name="Arial1" fo:font-size="9pt" fo:font-style="normal" style:text-underline-style="none" fo:font-weight="bold" officeooo:rsid="015609be" style:text-blinking="false" fo:background-color="transparent" loext:char-shading-value="0"/>
    </style:style>
    <style:style style:name="T4" style:family="text">
      <style:text-properties fo:font-variant="normal" fo:text-transform="none" fo:color="#000000" style:text-line-through-style="none" style:font-name="Arial1" fo:font-size="9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1" fo:font-size="9pt" fo:font-style="normal" style:text-underline-style="none" fo:font-weight="normal" officeooo:rsid="01542ecf" style:text-blinking="false" fo:background-color="transparent" loext:char-shading-value="0"/>
    </style:style>
    <style:style style:name="T6" style:family="text">
      <style:text-properties fo:font-variant="normal" fo:text-transform="none" fo:color="#000000" style:text-line-through-style="none" style:font-name="Arial1" fo:font-size="9pt" fo:font-style="normal" style:text-underline-style="none" fo:font-weight="normal" officeooo:rsid="015518e5" style:text-blinking="false" fo:background-color="transparent" loext:char-shading-value="0"/>
    </style:style>
    <style:style style:name="T7" style:family="text">
      <style:text-properties fo:font-variant="normal" fo:text-transform="none" fo:color="#000000" style:text-line-through-style="none" style:font-name="Arial1" fo:font-size="9pt" fo:font-style="normal" style:text-underline-style="none" fo:font-weight="normal" officeooo:rsid="015609be" style:text-blinking="false" fo:background-color="transparent" loext:char-shading-value="0"/>
    </style:style>
    <style:style style:name="T8" style:family="text">
      <style:text-properties fo:font-variant="normal" fo:text-transform="none" fo:color="#000000" style:text-line-through-style="none" style:font-name="Arial1" fo:font-size="9pt" fo:font-style="normal" style:text-underline-style="none" fo:font-weight="normal" officeooo:rsid="01563f22" style:text-blinking="false" fo:background-color="transparent" loext:char-shading-value="0"/>
    </style:style>
    <style:style style:name="T9" style:family="text">
      <style:text-properties fo:font-variant="normal" fo:text-transform="none" fo:color="#000000" style:text-line-through-style="none" style:font-name="Arial1" fo:font-size="9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font-name="Arial1" fo:font-size="9pt" fo:font-style="normal" style:text-underline-style="none" fo:font-weight="normal" officeooo:rsid="015ac10b" style:text-blinking="false" fo:background-color="transparent" loext:char-shading-value="0"/>
    </style:style>
    <style:style style:name="T11" style:family="text">
      <style:text-properties fo:font-variant="normal" fo:text-transform="none" fo:color="#000000" style:text-line-through-style="none" style:font-name="Arial1" fo:font-size="9pt" fo:font-style="normal" style:text-underline-style="none" style:text-blinking="false" fo:background-color="transparent" loext:char-shading-value="0"/>
    </style:style>
    <style:style style:name="T12" style:family="text">
      <style:text-properties fo:font-variant="normal" fo:text-transform="none" fo:color="#000000" style:text-line-through-style="none"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fo:font-style="normal" style:text-underline-style="none" fo:font-weight="normal" officeooo:rsid="0158fba6"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fo:font-style="normal" style:text-underline-style="none" style:text-blinking="false" fo:background-color="transparent" loext:char-shading-value="0"/>
    </style:style>
    <style:style style:name="T15" style:family="text">
      <style:text-properties fo:font-variant="normal" fo:text-transform="none" fo:color="#000000" style:text-line-through-style="none" fo:font-style="normal" style:text-underline-style="none" officeooo:rsid="01563f22" style:text-blinking="false" fo:background-color="transparent" loext:char-shading-value="0"/>
    </style:style>
    <style:style style:name="T16" style:family="text">
      <style:text-properties fo:font-variant="normal" fo:text-transform="none" fo:color="#000000" style:text-line-through-style="none" style:font-name="Trebuchet MS" fo:font-size="16.7999992370605pt" fo:font-style="normal" style:text-underline-style="none" fo:font-weight="normal" officeooo:rsid="01449e30"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font-name="Trebuchet MS" fo:font-style="normal" style:text-underline-style="none" fo:font-weight="normal" officeooo:rsid="01449e30" style:text-blinking="false" fo:background-color="transparent" loext:char-shading-value="0"/>
    </style:style>
    <style:style style:name="T18" style:family="text">
      <style:text-properties fo:font-variant="normal" fo:text-transform="none" fo:color="#000000" style:text-line-through-style="none" style:font-name="Trebuchet MS" fo:font-style="normal" style:text-underline-style="none" officeooo:rsid="01449e30" style:text-blinking="false" fo:background-color="transparent" loext:char-shading-value="0"/>
    </style:style>
    <style:style style:name="T19" style:family="text">
      <style:text-properties fo:font-variant="normal" fo:text-transform="none" fo:color="#000000" style:text-line-through-style="none" style:font-name="Trebuchet MS" fo:font-size="12pt" fo:font-style="normal" style:text-underline-style="none" fo:font-weight="bold" officeooo:rsid="01449e30" style:text-blinking="false" fo:background-color="transparent" loext:char-shading-value="0" style:font-size-asian="12pt" style:font-weight-asian="bold" style:font-size-complex="12pt" style:font-weight-complex="bold"/>
    </style:style>
    <style:style style:name="T20" style:family="text">
      <style:text-properties officeooo:rsid="015609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3ef3f42d-4fce-57c9-aeed-8812bcce96db"/><text:span text:style-name="T19">Glossar</text:span></text:p>
      <text:p text:style-name="P6"><text:span text:style-name="T2">Administrator: </text:span><text:span text:style-name="T5">Ein User mit zusätzlichen Rechten, um die Plattform zu verwalten. Er kann Medien und Alben (ent)sperren und löschen und zusätzlich </text:span><text:span text:style-name="T6">Profile sperren und entsperren.</text:span></text:p>
      <text:p text:style-name="P6"><text:span text:style-name="T2">Album: </text:span><text:span text:style-name="T4">Eine bestimmte Playlist, die nur von Label-Managern für Labels oder von Künstlern erstellt werden kann.</text:span></text:p>
      <text:p text:style-name="P6"><text:span text:style-name="T2">Application: </text:span><text:span text:style-name="T4">Eine lange Nachricht (16.384 Zeichen) für die Bewerbung eines Artists bei einem Label oder eines Labels bei einem Artist durch den Label-Manager.</text:span></text:p>
      <text:p text:style-name="P12">Stimmt der Empfänger zu, so gehört der Artist zu dem Label, wird auf dessen Profile angezeigt und der Label-Manager kann Medien im Namen dieses Artists für das Label hochladen.</text:p>
      <text:p text:style-name="P6"><text:span text:style-name="T4">Ein Artist kann zu mehreren Labels gehören.</text:span></text:p>
      <text:p text:style-name="P4"><text:span text:style-name="T2">Artist: </text:span><text:span text:style-name="T4">Ein User, der seine eigenen Medien hochladen, News verfassen und mit Labels in Kontakt treten kann. Läd ein User sein erstes Medium hoch, so wird er automatisch zum Artist.</text:span></text:p>
      <text:p text:style-name="P4"><text:span text:style-name="T2">Comment: </text:span><text:span text:style-name="T4">Ein kurzer (256 Zeichen) Beitrag, den User zu Medien, News, Albums, Playlists verfassen können. Er wird dort immer öffentlich angezeigt. Zudem hat ein User Einsicht in all seine Comments in seinem Profil.</text:span></text:p>
      <text:p text:style-name="P6"><text:span text:style-name="T2">Dateiformat: </text:span><text:span text:style-name="T7">Das Format der Musikdateien für dezibel™.</text:span></text:p>
      <text:p text:style-name="P6"><text:span text:style-name="T2">Genre: </text:span><text:span text:style-name="T4">Ein Medium kann genau einem Genre zugewiesen werden, um es zu kategorisieren. Genres können beliebig tief verzweigte Sub-Genres haben, aber nur genau ein Ober-Genre.</text:span></text:p>
      <text:p text:style-name="P4"><text:span text:style-name="T2">Label: </text:span><text:span text:style-name="T4">Ein Profile, welches keinen eigenen User darstellt, sondern durch mindestens einen Label-Manager verwaltet wird. Erstellt ein User ein Label-Profile, so wird er automatisch als dessen Label-Manager eingetragen.</text:span></text:p>
      <text:p text:style-name="P11">Artists können sich bei Label-Profiles bewerben oder auch von den Label-Managern angeworben werden und werden dann auf dem Label-Profile aufgeführt.</text:p>
      <text:p text:style-name="P5"><text:span text:style-name="T9">Ein Label-Manager kann Medien der Artists des Labels für das Label-Profile hochladen, Alben aus diesen erstellen und News verfassen.</text:span></text:p>
      <text:p text:style-name="P4"><text:span text:style-name="T2">Label-Manager: </text:span><text:span text:style-name="T4">Ein User, der seine zugeordneten Labels verwalteten kann, also Applications, Medien, News etc.</text:span></text:p>
      <text:p text:style-name="P6"><text:span text:style-name="T2">Medium: </text:span><text:span text:style-name="T4">Die Repräsentation eines Liedes oder einer Ankündigung für ein solches in dezibel™. Ein Medium beinhaltet  ggf. die konkrete Musikdatei und Informationen über das Lied in Form der Metadaten. Titel und Interpret sind in jedem Fall zu setzen.</text:span></text:p>
      <text:p text:style-name="P12">Erstellt ein Artist ein Medium, so gilt automatisch er als Interpret. Erstellt ein Label-Manager ein Medium für ein Label, so hat er aus der Liste der Artists des Labels einen zu wählen.</text:p>
      <text:p text:style-name="P12">Fehlt die Musikdatei, so wird das Medium als Ankündigung betrachtet, kann also nicht angehört werden, aber bereits gesucht und Wiedergabelisten und Alben hinzugefügt werden, in denen es dann beim Abspielen übersprungen wird.</text:p>
      <text:p text:style-name="P6"><text:span text:style-name="T2">Metadat</text:span><text:span text:style-name="T3">en</text:span><text:span text:style-name="T2">: </text:span><text:span text:style-name="T7">Informationen zu Medien an Hand derer sie in der Plattform gesucht werden können. Dazu zählen:</text:span></text:p>
      <text:p text:style-name="P12"><text:span text:style-name="T20">Artist, Album, Erscheinungsdatum, Label, Rating, Titel. Artist und Titel müssen jedem Medium zugewiesen sein.</text:span></text:p>
      <text:p text:style-name="P4"><text:span text:style-name="T2">News</text:span><text:span text:style-name="T4">: Informationen über Medien, Artists, Veranstaltungen.Artists können sie erstellen und auf ihrem Profile veröffentlichen; Label-Manager auf ihren Label-Profiles.</text:span></text:p>
      <text:p text:style-name="P6"><text:span text:style-name="T2">Playlist: </text:span><text:span text:style-name="T4">Eine nicht leere Sammlung von Medien, die von Usern erstellt und in deren Profil angezeigt wird, wenn dies gewünscht ist. Nachträgliche Änderungen sind möglich.</text:span></text:p>
      <text:p text:style-name="P12">Wird eine Playlist angehört, werden die Lieder automatisch nacheinander abgespielt. Nicht verfügbare Medien werden dabei automatisch übersprungen.</text:p>
      <text:p text:style-name="P6"><text:span text:style-name="T4">Playlists können Comments erhalten, als Favorites gewählt und müssen benannt werden.</text:span></text:p>
      <text:p text:style-name="P4"><text:span text:style-name="T2">Profile: </text:span><text:span text:style-name="T4">Der Auftritt eines Users oder Labels in dezibel™. Hier stehen Usern all ihre Medien, Wiedergabelisten und persönlichen Angaben stets zur Verfügung. Die News der Label und Artists werden hier auch veröffentlicht.</text:span></text:p>
      <text:p text:style-name="P11">Profile Inhalte sind individuell einstellbar öffentlich oder privat sein, so dass andere User bestimmte Informationen, wie z.B. E-Mail Adresse, Name oder Favoriten, auf Wunsch nicht sehen können.</text:p>
      <text:p text:style-name="P6"><text:span text:style-name="T2">Rating: </text:span><text:span text:style-name="T4">Die Bewertung eines Mediums. </text:span></text:p>
      <text:p text:style-name="P12">User können Medien mit ein bis fünf Sternen auszeichnen, wobei fünf die Höchstanzahl ist und das Medium dabei automatisch als Favorite markiert wird.</text:p>
      <text:p text:style-name="P12">Nachträglich kann nur die Anzahl der Sterne geändert werden, nicht aber das Rating für ein Medium ganz entfernt werden.</text:p>
      <text:p text:style-name="P12">Das Gesamtrating eines Mediums ist das arithmetische Mittel aller seiner Ratings.</text:p>
      <text:p text:style-name="P8"><text:span text:style-name="T15">S</text:span><text:span text:style-name="T14">perrung: </text:span><text:span text:style-name="T12">Ein Administrator kann Medien, Alben und Profile</text:span><text:span text:style-name="T13">s</text:span><text:span text:style-name="T12"> sperren; </text:span><text:span text:style-name="T13">letztere auch mit Begründung.</text:span></text:p>
      <text:p text:style-name="P8"><text:span text:style-name="T12">Ein gesperrtes Medium kann über die Suche noch gefunden werden, ist dort aber als gesperrt markiert und nicht mehr zum Anhören verfügbar. Ist ein gesperrtes Medium Teil einer Playlist, so zeigt der Player während dies bei der Wiedergabe dieses Mediums an und fährt nach einigen Sekunden automatisch mit dem nächsten Medium in der Liste fort.</text:span></text:p>
      <text:p text:style-name="P8"><text:span text:style-name="T12">Ist ein Album gesperrt, so sind die einzelnen Medium davon unbetroffen. Es kann lediglich nicht mehr direkt abgespielt werden.</text:span></text:p>
      <text:p text:style-name="P13"><text:span text:style-name="T1">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span></text:p>
      <text:p text:style-name="P4"><text:span text:style-name="T2">User</text:span><text:span text:style-name="T4">: Der Endnutzer der Software. Ein User kann gleichzeitig auch beliebig Artist, Label-Manager und Administrator sein. Dies macht gegebenenfalls zusätzliche Funktionen verfüg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angal1" svg:font-family="Mangal"/>
    <style:font-face style:name="OpenSymbol" svg:font-family="OpenSymbol"/>
    <style:font-face style:name="Trebuchet MS" svg:font-family="'Trebuchet M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3" style:font-family-asian="Arial" style:font-family-generic-asian="system" style:font-pitch-asian="variable" style:font-size-asian="11pt" style:font-name-complex="Arial3" style:font-family-complex="Arial" style:font-family-generic-complex="system"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6:35:55.419000000</meta:creation-date>
    <dc:date>2014-02-21T09:40:08.423000000</dc:date>
    <meta:editing-duration>PT3H45M9S</meta:editing-duration>
    <meta:editing-cycles>329</meta:editing-cycles>
    <meta:generator>LibreOffice/4.2.0.4$Windows_x86 LibreOffice_project/05dceb5d363845f2cf968344d7adab8dcfb2ba71</meta:generator>
    <meta:document-statistic meta:table-count="0" meta:image-count="0" meta:object-count="0" meta:page-count="1" meta:paragraph-count="34" meta:word-count="748" meta:character-count="5170" meta:non-whitespace-character-count="4454"/>
  </office:meta>
</office:document-meta>
</file>